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//bring in all user data for testing</text:p>
      <text:p text:style-name="Standard"><text:s text:c="8"/>//File 1</text:p>
      <text:p text:style-name="Standard"><text:s text:c="8"/>usrFile.open("userinfo_1.txt",ios::in);</text:p>
      <text:p text:style-name="Standard"><text:s text:c="8"/>usrFile&gt;&gt;user[0].name;</text:p>
      <text:p text:style-name="Standard"><text:s text:c="8"/>usrFile&gt;&gt;user[0].pword;</text:p>
      <text:p text:style-name="Standard"><text:s text:c="8"/>//close the file</text:p>
      <text:p text:style-name="Standard"><text:s text:c="8"/>usrFile.close();</text:p>
      <text:p text:style-name="Standard"><text:s text:c="8"/>//File 2</text:p>
      <text:p text:style-name="Standard"><text:s text:c="8"/>usrFile.open("userinfo_2.txt",ios::in);</text:p>
      <text:p text:style-name="Standard"><text:s text:c="8"/>usrFile&gt;&gt;user[1].name;</text:p>
      <text:p text:style-name="Standard"><text:s text:c="8"/>usrFile&gt;&gt;user[1].pword;</text:p>
      <text:p text:style-name="Standard"><text:s text:c="8"/>//close the file</text:p>
      <text:p text:style-name="Standard"><text:s text:c="8"/>usrFile.close();</text:p>
      <text:p text:style-name="Standard"><text:s text:c="8"/>//File 3</text:p>
      <text:p text:style-name="Standard"><text:s text:c="8"/>usrFile.open("userinfo_3.txt",ios::in);</text:p>
      <text:p text:style-name="Standard"><text:s text:c="8"/>usrFile&gt;&gt;user[2].name;</text:p>
      <text:p text:style-name="Standard"><text:s text:c="8"/>usrFile&gt;&gt;user[2].pword;</text:p>
      <text:p text:style-name="Standard"><text:s text:c="8"/>//close the file</text:p>
      <text:p text:style-name="Standard"><text:s text:c="8"/>usrFile.close();</text:p>
      <text:p text:style-name="Standard"><text:s text:c="4"/></text:p>
      <text:p text:style-name="Standard"><text:s text:c="4"/>//Ask if user is new</text:p>
      <text:p text:style-name="Standard"><text:s text:c="8"/>cout&lt;&lt;"Are you a new user? y/n"&lt;&lt;endl;</text:p>
      <text:p text:style-name="Standard"><text:s text:c="8"/>cin&gt;&gt;choice;</text:p>
      <text:p text:style-name="Standard"><text:s text:c="8"/></text:p>
      <text:p text:style-name="Standard"><text:s text:c="4"/>//test if user input is valid</text:p>
      <text:p text:style-name="Standard"><text:s text:c="8"/>if(choice!='Y'&amp;&amp;choice!='y'&amp;&amp;choice!='N'&amp;&amp;choice!='n'){</text:p>
      <text:p text:style-name="Standard"><text:s text:c="12"/>do{</text:p>
      <text:p text:style-name="Standard"><text:s text:c="16"/>//ask for input again</text:p>
      <text:p text:style-name="Standard"><text:s text:c="16"/>cout&lt;&lt;"Invalid input. select y or n"&lt;&lt;endl;</text:p>
      <text:p text:style-name="Standard"><text:s text:c="16"/>cout&lt;&lt;"Are you a new user? y/n"&lt;&lt;endl;</text:p>
      <text:p text:style-name="Standard"><text:s text:c="16"/>cin.ignore();</text:p>
      <text:p text:style-name="Standard"><text:s text:c="16"/>cin&gt;&gt;choice;</text:p>
      <text:p text:style-name="Standard"><text:s text:c="16"/></text:p>
      <text:p text:style-name="Standard"><text:s text:c="12"/>}while(choice!='Y'&amp;&amp;choice!='y'&amp;&amp;choice!='N'&amp;&amp;choice!='n');</text:p>
      <text:p text:style-name="Standard"><text:s text:c="8"/>}</text:p>
      <text:p text:style-name="Standard"><text:s text:c="4"/>//FOR NEW USER <text:s text:c="3"/></text:p>
      <text:p text:style-name="Standard"><text:s text:c="4"/>//Prompt user to select save slot</text:p>
      <text:p text:style-name="Standard"><text:s text:c="8"/>if(choice=='y'||choice=='Y'){</text:p>
      <text:p text:style-name="Standard"><text:s text:c="8"/>//select save slot</text:p>
      <text:p text:style-name="Standard"><text:s text:c="12"/>cout&lt;&lt;"Please select a save slot 1-3"&lt;&lt;endl;</text:p>
      <text:p text:style-name="Standard"><text:s text:c="12"/>cin.ignore();</text:p>
      <text:p text:style-name="Standard"><text:s text:c="12"/>cin&gt;&gt;slot;</text:p>
      <text:p text:style-name="Standard"/>
      <text:p text:style-name="Standard"><text:s text:c="12"/>//test if input is valid</text:p>
      <text:p text:style-name="Standard"><text:s text:c="12"/>if(slot&lt;1||slot&gt;3){</text:p>
      <text:p text:style-name="Standard"><text:s text:c="16"/>do{</text:p>
      <text:p text:style-name="Standard"><text:s text:c="20"/>//ask for input again</text:p>
      <text:p text:style-name="Standard"><text:s text:c="20"/>cout&lt;&lt;"Invalid input. select 1-3"&lt;&lt;endl;</text:p>
      <text:p text:style-name="Standard"><text:s text:c="20"/>cout&lt;&lt;"Please select a save slot 1-3"&lt;&lt;endl;</text:p>
      <text:p text:style-name="Standard"><text:s text:c="20"/>cin.ignore();</text:p>
      <text:p text:style-name="Standard"><text:s text:c="20"/>cin&gt;&gt;slot;</text:p>
      <text:p text:style-name="Standard"/>
      <text:soft-page-break/>
      <text:p text:style-name="Standard"><text:s text:c="16"/>}while(slot&lt;1||slot&gt;3);</text:p>
      <text:p text:style-name="Standard"><text:s text:c="12"/>}</text:p>
      <text:p text:style-name="Standard"><text:s text:c="12"/>//test if save slot is already occupied</text:p>
      <text:p text:style-name="Standard"><text:s text:c="12"/>if(user[slot-1].name!=0){</text:p>
      <text:p text:style-name="Standard"><text:s text:c="16"/>do{</text:p>
      <text:p text:style-name="Standard"><text:s text:c="20"/>//ask for input again</text:p>
      <text:p text:style-name="Standard"><text:s text:c="20"/>cout&lt;&lt;"That slot already contains data."&lt;&lt;endl;</text:p>
      <text:p text:style-name="Standard"><text:s text:c="20"/>cout&lt;&lt;"Please choose another slot."&lt;&lt;endl;</text:p>
      <text:p text:style-name="Standard"><text:s text:c="20"/>cin.ignore();</text:p>
      <text:p text:style-name="Standard"><text:s text:c="20"/>cin&gt;&gt;slot;</text:p>
      <text:p text:style-name="Standard"/>
      <text:p text:style-name="Standard"><text:s text:c="16"/>}while(user[slot-1].name!=0);</text:p>
      <text:p text:style-name="Standard"><text:s text:c="12"/>}</text:p>
      <text:p text:style-name="Standard"><text:s text:c="12"/></text:p>
      <text:p text:style-name="Standard"><text:s text:c="12"/>//Prompt user to input data to be encrypted</text:p>
      <text:p text:style-name="Standard"><text:s text:c="12"/>cout&lt;&lt;"New Account:"&lt;&lt;endl;</text:p>
      <text:p text:style-name="Standard"><text:s text:c="12"/>cout&lt;&lt;"Input your name: ";</text:p>
      <text:p text:style-name="Standard"><text:s text:c="12"/>cin.ignore();</text:p>
      <text:p text:style-name="Standard"><text:s text:c="12"/>cin&gt;&gt;temp;</text:p>
      <text:p text:style-name="Standard"><text:s text:c="12"/>//send name to hash and save</text:p>
      <text:p text:style-name="Standard"><text:s text:c="12"/>user[-].name = ELFHash(temp);</text:p>
      <text:p text:style-name="Standard"><text:s text:c="12"/>//Prompt user for new password</text:p>
      <text:p text:style-name="Standard"><text:s text:c="12"/>cout&lt;&lt;"Input new password: ";</text:p>
      <text:p text:style-name="Standard"><text:s text:c="12"/>cin.ignore();</text:p>
      <text:p text:style-name="Standard"><text:s text:c="12"/>cin&gt;&gt;temp;</text:p>
      <text:p text:style-name="Standard"><text:s text:c="12"/>//send password to hash and save</text:p>
      <text:p text:style-name="Standard"><text:s text:c="12"/>user[slot-1].pword = ELFHash(temp);</text:p>
      <text:p text:style-name="Standard"><text:s text:c="12"/>//ask user for secret message to be encrypted</text:p>
      <text:p text:style-name="Standard"><text:s text:c="12"/>cin.ignore();</text:p>
      <text:p text:style-name="Standard"><text:s text:c="12"/>cout&lt;&lt;"Input secret message to be encrypted(140 characters or less): ";</text:p>
      <text:p text:style-name="Standard"><text:s text:c="12"/>cin.ignore();</text:p>
      <text:p text:style-name="Standard"><text:s text:c="12"/>getline(cin, msg);</text:p>
      <text:p text:style-name="Standard"><text:s text:c="12"/>//test string length</text:p>
      <text:p text:style-name="Standard"><text:s text:c="12"/></text:p>
      <text:p text:style-name="Standard"><text:s text:c="12"/>//mess that string up</text:p>
      <text:p text:style-name="Standard"><text:s text:c="17"/>for (int i =0;i&lt;msg.length();i++){</text:p>
      <text:p text:style-name="Standard"><text:s text:c="17"/>msg[i]+=70;</text:p>
      <text:p text:style-name="Standard"><text:s text:c="17"/>}</text:p>
      <text:p text:style-name="Standard"><text:s text:c="12"/>//save encrypted message string</text:p>
      <text:p text:style-name="Standard"><text:s text:c="12"/>user[slot-1].msg = msg;</text:p>
      <text:p text:style-name="Standard"><text:s text:c="12"/></text:p>
      <text:p text:style-name="Standard"><text:s text:c="12"/>//Open appropriate file</text:p>
      <text:p text:style-name="Standard"><text:s text:c="12"/>if(slot-1==0){</text:p>
      <text:p text:style-name="Standard"><text:s text:c="16"/>usrFile.open("userinfo_1.txt",ios::out);</text:p>
      <text:p text:style-name="Standard"><text:s text:c="12"/>}</text:p>
      <text:p text:style-name="Standard"><text:s text:c="12"/>else if(slot-1==1){</text:p>
      <text:p text:style-name="Standard"><text:s text:c="16"/>usrFile.open("userinfo_2.txt",ios::out);</text:p>
      <text:p text:style-name="Standard"><text:s text:c="12"/>}</text:p>
      <text:p text:style-name="Standard"><text:s text:c="12"/>else if(slot-1==2){</text:p>
      <text:p text:style-name="Standard"><text:s text:c="16"/>usrFile.open("userinfo_3.txt",ios::out);</text:p>
      <text:p text:style-name="Standard"><text:s text:c="12"/>}</text:p>
      <text:p text:style-name="Standard"><text:s text:c="12"/>//write information to that file</text:p>
      <text:soft-page-break/>
      <text:p text:style-name="Standard"><text:s text:c="12"/>usrFile.clear();</text:p>
      <text:p text:style-name="Standard"><text:s text:c="12"/>usrFile&lt;&lt;user[slot-1].name&lt;&lt;"\n"&lt;&lt;endl;</text:p>
      <text:p text:style-name="Standard"><text:s text:c="12"/>usrFile&lt;&lt;setw(10)&lt;&lt;user[slot-1].pword&lt;&lt;"\n"&lt;&lt;endl;</text:p>
      <text:p text:style-name="Standard"><text:s text:c="12"/>usrFile&lt;&lt;setw(140)&lt;&lt;user[slot-1].msg;</text:p>
      <text:p text:style-name="Standard"><text:s text:c="12"/>//close the file</text:p>
      <text:p text:style-name="Standard"><text:s text:c="12"/>usrFile.close();</text:p>
      <text:p text:style-name="Standard"><text:s text:c="12"/>//Output successful file creation</text:p>
      <text:p text:style-name="Standard"><text:s text:c="8"/>cout&lt;&lt;"New file created!"&lt;&lt;endl;</text:p>
      <text:p text:style-name="Standard"><text:s text:c="8"/>cout&lt;&lt;endl;</text:p>
      <text:p text:style-name="Standard"><text:s text:c="8"/>}</text:p>
      <text:p text:style-name="Standard"><text:s text:c="8"/></text:p>
      <text:p text:style-name="Standard"><text:s text:c="8"/>//FOR EXISTING USERS</text:p>
      <text:p text:style-name="Standard"><text:s text:c="8"/>//prompt user to log into their account</text:p>
      <text:p text:style-name="Standard"><text:s text:c="8"/>cout&lt;&lt;"***PLEASE LOG IN***"&lt;&lt;endl;</text:p>
      <text:p text:style-name="Standard"><text:s text:c="8"/>cout&lt;&lt;"REMEMBER IT'S CASE SENSITIVE!"&lt;&lt;endl;</text:p>
      <text:p text:style-name="Standard"><text:s text:c="8"/>cout&lt;&lt;"Enter name: ";</text:p>
      <text:p text:style-name="Standard"><text:s text:c="8"/>cin.ignore();</text:p>
      <text:p text:style-name="Standard"><text:s text:c="8"/>cin&gt;&gt;temp;</text:p>
      <text:p text:style-name="Standard"><text:s text:c="8"/>//send to hash and compare with existing files</text:p>
      <text:p text:style-name="Standard"><text:s text:c="8"/>check = ELFHash(temp);</text:p>
      <text:p text:style-name="Standard"><text:s text:c="8"/>//test if file under such name exists</text:p>
      <text:p text:style-name="Standard"><text:s text:c="8"/>if(check!=user[0].name&amp;&amp;check!=user[1].name&amp;&amp;check!=user[2].name){</text:p>
      <text:p text:style-name="Standard"><text:s text:c="12"/>//inform user of error</text:p>
      <text:p text:style-name="Standard"><text:s text:c="12"/>cout&lt;&lt;"Sorry, there is no user information under that name."&lt;&lt;endl;</text:p>
      <text:p text:style-name="Standard"><text:s text:c="12"/>cout&lt;&lt;"Run the program again, making sure you spell your name correctly."&lt;&lt;endl;</text:p>
      <text:p text:style-name="Standard"><text:s text:c="12"/>cout&lt;&lt;"Remember, its case sensitive."&lt;&lt;endl;</text:p>
      <text:p text:style-name="Standard"><text:s text:c="12"/>cout&lt;&lt;"If you need to create an account, run the program again "&lt;&lt;endl;</text:p>
      <text:p text:style-name="Standard"><text:s text:c="12"/>cout&lt;&lt;"and select Y for 'Are you a new user?'"&lt;&lt;endl;</text:p>
      <text:p text:style-name="Standard"><text:s text:c="12"/>return true;</text:p>
      <text:p text:style-name="Standard"><text:s text:c="8"/>}</text:p>
      <text:p text:style-name="Standard"><text:s text:c="8"/>//reinitialize check variables</text:p>
      <text:p text:style-name="Standard"><text:s text:c="8"/>check = 0;</text:p>
      <text:p text:style-name="Standard"><text:s text:c="8"/>//set password check number</text:p>
      <text:p text:style-name="Standard"><text:s text:c="8"/>pword = user[slot-1].pword;</text:p>
      <text:p text:style-name="Standard"><text:s text:c="8"/>//Prompt for password</text:p>
      <text:p text:style-name="Standard"><text:s text:c="8"/>cout&lt;&lt;"Password: ";</text:p>
      <text:p text:style-name="Standard"><text:s text:c="8"/>cin.ignore();</text:p>
      <text:p text:style-name="Standard"><text:s text:c="8"/>cin&gt;&gt;temp;</text:p>
      <text:p text:style-name="Standard"><text:s text:c="8"/>//send through hash and verify</text:p>
      <text:p text:style-name="Standard"><text:s text:c="8"/>check = ELFHash(temp);</text:p>
      <text:p text:style-name="Standard"><text:s text:c="8"/>if(check!=pword){</text:p>
      <text:p text:style-name="Standard"><text:s text:c="12"/>do{</text:p>
      <text:p text:style-name="Standard"><text:s text:c="15"/>//ask for input again</text:p>
      <text:p text:style-name="Standard"><text:s text:c="16"/>cout&lt;&lt;"Invalid Password"&lt;&lt;endl;</text:p>
      <text:p text:style-name="Standard"><text:s text:c="16"/>cout&lt;&lt;"Password: ";</text:p>
      <text:p text:style-name="Standard"><text:s text:c="16"/>cin.ignore();</text:p>
      <text:p text:style-name="Standard"><text:s text:c="16"/>cin&gt;&gt;temp;</text:p>
      <text:p text:style-name="Standard"><text:s text:c="16"/>check = ELFHash(temp);</text:p>
      <text:p text:style-name="Standard"><text:s text:c="16"/></text:p>
      <text:p text:style-name="Standard"><text:s text:c="12"/>}while(check != pword);</text:p>
      <text:p text:style-name="Standard"><text:s text:c="12"/></text:p>
      <text:p text:style-name="Standard"><text:s text:c="8"/>}</text:p>
      <text:soft-page-break/>
      <text:p text:style-name="Standard"><text:s text:c="8"/></text:p>
      <text:p text:style-name="Standard"><text:s text:c="8"/>//Ask user what they would like to do<text:s/></text:p>
      <text:p text:style-name="Standard"><text:s text:c="8"/>cout&lt;&lt;"_________________MENU_________________"&lt;&lt;endl;</text:p>
      <text:p text:style-name="Standard"><text:s text:c="8"/>cout&lt;&lt;endl;</text:p>
      <text:p text:style-name="Standard"><text:s text:c="8"/>cout&lt;&lt;"1......Decrypt and view secret message"&lt;&lt;endl;</text:p>
      <text:p text:style-name="Standard"><text:s text:c="8"/>cout&lt;&lt;"2................Change secret message"&lt;&lt;endl;</text:p>
      <text:p text:style-name="Standard"><text:s text:c="8"/>cout&lt;&lt;"3..............................Log out"&lt;&lt;endl;</text:p>
      <text:p text:style-name="Standard"><text:s text:c="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cc</meta:initial-creator>
    <dc:creator>rcc</dc:creator>
    <meta:creation-date>2014-04-23T21:39:00Z</meta:creation-date>
    <dc:date>2014-04-23T21:39:00Z</dc: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4" meta:paragraph-count="11" meta:word-count="859" meta:character-count="5747" meta:row-count="40" meta:non-whitespace-character-count="4899"/>
  </office:meta>
</office:document-meta>
</file>